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b91af" style:text-outline="false" style:text-line-through-style="none" fo:font-family="Arial" style:font-family-generic="roman" style:font-pitch="variable" fo:font-size="10pt" fo:language="none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4.445cm" svg:height="3.175cm" svg:x="1.905cm" svg:y="3.175cm">
          <text:p/>
        </draw:rect>
        <draw:rect draw:style-name="gr2" draw:text-style-name="P2" draw:layer="layout" svg:width="10.16cm" svg:height="13.335cm" svg:x="11.43cm" svg:y="3.81cm">
          <text:p text:style-name="P1"><text:span text:style-name="T1">ChessGrid2D_Form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2" draw:layer="layout" svg:width="3.81cm" svg:height="2.54cm" svg:x="17.145cm" svg:y="5.08cm">
          <text:p text:style-name="P1"><text:span text:style-name="T1">Grid2D</text:span></text:p>
          <text:p text:style-name="P1"><text:span text:style-name="T1"/></text:p>
          <text:p text:style-name="P1"><text:span text:style-name="T1">(Manipulates Visible </text:span></text:p>
          <text:p text:style-name="P1"><text:span text:style-name="T1">Grid)</text:span></text:p>
        </draw:rect>
        <draw:rect draw:style-name="gr2" draw:text-style-name="P1" draw:layer="layout" svg:width="8.888cm" svg:height="8.255cm" svg:x="12.067cm" svg:y="8.255cm">
          <text:p text:style-name="P1"><text:span text:style-name="T2">ChessGrid2D_Bas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2" draw:text-style-name="P1" draw:layer="layout" svg:width="5.715cm" svg:height="5.715cm" svg:x="14.605cm" svg:y="10.16cm">
          <text:p text:style-name="P1">UIBoard</text:p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g>
          <draw:rect draw:style-name="gr2" draw:text-style-name="P1" draw:layer="layout" svg:width="1.905cm" svg:height="0.847cm" svg:x="17.78cm" svg:y="12.7cm">
            <text:p text:style-name="P1"><text:span text:style-name="T1">UISquare</text:span></text:p>
          </draw:rect>
          <draw:rect draw:style-name="gr2" draw:text-style-name="P1" draw:layer="layout" svg:width="1.905cm" svg:height="0.846cm" svg:x="17.78cm" svg:y="13.547cm">
            <text:p text:style-name="P1"><text:span text:style-name="T1">UISquare</text:span></text:p>
          </draw:rect>
          <draw:rect draw:style-name="gr2" draw:text-style-name="P1" draw:layer="layout" svg:width="1.905cm" svg:height="0.847cm" svg:x="17.78cm" svg:y="14.393cm">
            <text:p text:style-name="P1"><text:span text:style-name="T1">UISquare</text:span></text:p>
          </draw:rect>
        </draw:g>
        <draw:rect draw:style-name="gr2" draw:text-style-name="P2" draw:layer="layout" svg:width="1.905cm" svg:height="0.635cm" svg:x="12.065cm" svg:y="5.08cm">
          <text:p text:style-name="P2">BoardMode</text:p>
        </draw:rect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0T10:37:57.21</meta:creation-date>
    <meta:editing-duration>PT00H18M00S</meta:editing-duration>
    <meta:editing-cycles>3</meta:editing-cycles>
    <dc:date>2009-06-10T10:55:23.98</dc:date>
    <meta:generator>OpenOffice.org/3.1$Win32 OpenOffice.org_project/310m11$Build-9399</meta:generator>
    <meta:document-statistic meta:object-count="33"/>
  </office:meta>
</office:document-meta>
</file>